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300000123D621B98E13F310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Developer Blog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odel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log</text:p>
                <text:list>
                  <text:list-item>
                    <text:p>Id</text:p>
                  </text:list-item>
                  <text:list-item>
                    <text:p>Title</text:p>
                  </text:list-item>
                  <text:list-item>
                    <text:p>Descri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odel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2">User</text:p>
                <text:list>
                  <text:list-item>
                    <text:p>Id</text:p>
                  </text:list-item>
                  <text:list-item>
                    <text:p>Name</text:p>
                  </text:list-item>
                  <text:list-item>
                    <text:p>Gender</text:p>
                  </text:list-item>
                  <text:list-item>
                    <text:p>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ervices</text:p>
          </draw:text-box>
        </draw:frame>
        <draw:frame presentation:style-name="pr5" draw:layer="layout" svg:width="24cm" svg:height="13.05cm" svg:x="2cm" svg:y="6cm" presentation:class="outline" presentation:user-transformed="true">
          <draw:text-box>
            <text:list text:style-name="L3">
              <text:list-item>
                <text:p>BlogService</text:p>
                <text:list>
                  <text:list-item>
                    <text:p>GetAllBlogs</text:p>
                  </text:list-item>
                  <text:list-item>
                    <text:p>AddBlog</text:p>
                  </text:list-item>
                  <text:list-item>
                    <text:p>UpdateBlog</text:p>
                  </text:list-item>
                  <text:list-item>
                    <text:p>DeleteBlo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ervic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2">UserService</text:p>
                <text:list>
                  <text:list-item>
                    <text:p>GetAllUsers</text:p>
                  </text:list-item>
                  <text:list-item>
                    <text:p>AddUser</text:p>
                  </text:list-item>
                  <text:list-item>
                    <text:p>UpdateUser</text:p>
                  </text:list-item>
                  <text:list-item>
                    <text:p>DeleteUs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troller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logController</text:p>
                <text:list>
                  <text:list-item>
                    <text:p>Get ("/api/blogs")</text:p>
                  </text:list-item>
                  <text:list-item>
                    <text:p>Post ("/api/blogs")</text:p>
                  </text:list-item>
                  <text:list-item>
                    <text:p>Put ("/api/blogs/{id}")</text:p>
                  </text:list-item>
                  <text:list-item>
                    <text:p>Delete ("/api/blogs/{id}"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ntroller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serController</text:p>
                <text:list>
                  <text:list-item>
                    <text:p>Get ("/api/users")</text:p>
                  </text:list-item>
                  <text:list-item>
                    <text:p>Post ("/api/users")</text:p>
                  </text:list-item>
                  <text:list-item>
                    <text:p>Put ("/api/users/{id}")</text:p>
                  </text:list-item>
                  <text:list-item>
                    <text:p>Delete ("/api/users/{id}"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rhitect</text:p>
          </draw:text-box>
        </draw:frame>
        <draw:frame draw:style-name="gr2" draw:text-style-name="P3" draw:layer="layout" svg:width="24cm" svg:height="11.429cm" svg:x="2cm" svg:y="6.375cm" presentation:class="graphic">
          <draw:image xlink:href="Pictures/100002010000026300000123D621B98E13F310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6T14:45:23.285832210</meta:creation-date>
    <meta:editing-duration>PT4M11S</meta:editing-duration>
    <meta:editing-cycles>2</meta:editing-cycles>
    <meta:generator>LibreOffice/6.0.7.3$Linux_X86_64 LibreOffice_project/00m0$Build-3</meta:generator>
    <dc:title>Impress</dc:title>
    <dc:date>2020-12-16T14:59:44.847590184</dc:date>
    <meta:document-statistic meta:object-count="66"/>
  </office:meta>
</office:document-meta>
</file>